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Gentium Book Basic" svg:font-family="'Gentium Book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rsid="001872c6" style:font-size-asian="12pt" style:font-size-complex="12pt"/>
    </style:style>
    <style:style style:name="P2" style:family="paragraph" style:parent-style-name="Standard">
      <style:text-properties fo:font-size="12pt" officeooo:rsid="001872c6" officeooo:paragraph-rsid="001872c6" style:font-size-asian="12pt" style:font-size-complex="12pt"/>
    </style:style>
    <style:style style:name="P3" style:family="paragraph" style:parent-style-name="Standard">
      <style:text-properties fo:font-size="12pt" officeooo:rsid="001872c6" officeooo:paragraph-rsid="001f10ce" style:font-size-asian="12pt" style:font-size-complex="12pt"/>
    </style:style>
    <style:style style:name="P4" style:family="paragraph" style:parent-style-name="Standard">
      <style:paragraph-properties fo:text-align="end" style:justify-single-word="false"/>
      <style:text-properties fo:font-size="12pt" officeooo:rsid="001872c6" officeooo:paragraph-rsid="001f10ce" style:font-size-asian="12pt" style:font-size-complex="12pt"/>
    </style:style>
    <style:style style:name="P5" style:family="paragraph" style:parent-style-name="Standard">
      <style:text-properties fo:font-size="12pt" officeooo:rsid="00198c17" officeooo:paragraph-rsid="00198c17" style:font-size-asian="12pt" style:font-size-complex="12pt"/>
    </style:style>
    <style:style style:name="P6" style:family="paragraph" style:parent-style-name="Standard">
      <style:text-properties fo:font-size="12pt" officeooo:rsid="00198c17" officeooo:paragraph-rsid="001f10ce" style:font-size-asian="12pt" style:font-size-complex="12pt"/>
    </style:style>
    <style:style style:name="P7" style:family="paragraph" style:parent-style-name="Standard">
      <style:paragraph-properties fo:text-align="end" style:justify-single-word="false"/>
      <style:text-properties fo:font-size="9pt" officeooo:rsid="0021ae72" officeooo:paragraph-rsid="0021ae72" style:font-size-asian="9pt" style:font-size-complex="9pt"/>
    </style:style>
    <style:style style:name="P8" style:family="paragraph">
      <style:paragraph-properties fo:text-align="start"/>
      <style:text-properties style:font-name="Gentium Book Basic"/>
    </style:style>
    <style:style style:name="P9" style:family="paragraph">
      <loext:graphic-properties draw:fill-color="#3465a4"/>
      <style:paragraph-properties fo:text-align="start"/>
      <style:text-properties fo:color="#ffffff" style:font-name="Gentium Book Basic" fo:font-size="18pt" fo:font-weight="bold" style:font-size-asian="18pt" style:font-weight-asian="bold" style:font-size-complex="18pt" style:font-weight-complex="bold"/>
    </style:style>
    <style:style style:name="T1" style:family="text">
      <style:text-properties officeooo:rsid="00198c17"/>
    </style:style>
    <style:style style:name="T2" style:family="text">
      <style:text-properties officeooo:rsid="001d18b3"/>
    </style:style>
    <style:style style:name="T3" style:family="text">
      <style:text-properties officeooo:rsid="001f10ce"/>
    </style:style>
    <style:style style:name="T4" style:family="text">
      <style:text-properties fo:font-size="12pt" officeooo:rsid="00198c17" style:font-size-asian="12pt" style:font-size-complex="12pt"/>
    </style:style>
    <style:style style:name="T5" style:family="text">
      <style:text-properties officeooo:rsid="0021ae72"/>
    </style:style>
    <style:style style:name="T6" style:family="text">
      <style:text-properties fo:color="#ffffff" style:font-name="Gentium Book Basic" fo:font-size="18pt" fo:font-weight="bold" style:font-size-asian="18pt" style:font-weight-asian="bold" style:font-size-complex="18pt" style:font-weight-complex="bold"/>
    </style:style>
    <style:style style:name="gr1" style:family="graphic">
      <style:graphic-properties draw:stroke="none" draw:fill-color="#3465a4" draw:textarea-horizontal-align="justify" draw:textarea-vertical-align="middle" draw:auto-grow-height="false" fo:min-height="0.6035in" fo:min-width="6in"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custom-shape text:anchor-type="paragraph" draw:z-index="0" draw:name="Shape1" draw:style-name="gr1" draw:text-style-name="P9" svg:width="6.0004in" svg:height="0.6039in" svg:x="0in" svg:y="0.1429in"><text:p text:style-name="P8"><text:span text:style-name="T6"><text:s text:c="3"/></text:span><text:span text:style-name="T6">EveryCRSReport.com</text:span></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1"/>
      <text:p text:style-name="P1"/>
      <text:p text:style-name="P6">The Congressional Research Service <text:span text:style-name="T3">(CRS) </text:span>is a federal legislative branch agency, housed inside the Library of Congress, charged with providing the United States Congress non-partisan advice on issues that may come before Congress.</text:p>
      <text:p text:style-name="P6"/>
      <text:p text:style-name="P3">EveryCRSReport.com publishes <text:span text:style-name="T3">CRS</text:span> reports that are available to all Congressional staff. They are not classified or confidential, and they are routinely made available to the public.</text:p>
      <text:p text:style-name="P3"/>
      <text:p text:style-name="P3">Phone numbers and email addresses <text:span text:style-name="T1">of</text:span> CRS analysts who produced this report have been redacted.</text:p>
      <text:p text:style-name="P3"/>
      <text:p text:style-name="P6">CRS reports, as works of the United States Government, are not subject to copyright protection in the United States. Any CRS report may be reproduced and distributed in its entirety without permission from CRS. However, as a CRS report may include copyrighted images or material from a third party, you may need to obtain the permission of the copyright holder if you wish to copy or otherwise use copyrighted material.</text:p>
      <text:p text:style-name="P5"/>
      <text:p text:style-name="P5">Information in a CRS report should not be relied upon for purposes other than public understanding of information that has been provided by CRS to Members of Congress in connection with CRS’s institutional role.</text:p>
      <text:p text:style-name="P5"/>
      <text:p text:style-name="P3">EveryCRSReport.com <text:span text:style-name="T3">is not a government website and is not affiliated with CRS.</text:span></text:p>
      <text:p text:style-name="P3"/>
      <text:p text:style-name="P4"/>
      <text:p text:style-name="P4"/>
      <text:p text:style-name="P4"/>
      <text:p text:style-name="P4"/>
      <text:p text:style-name="P4"/>
      <text:p text:style-name="P4"/>
      <text:p text:style-name="P4"/>
      <text:p text:style-name="P7">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Gentium Book Basic" svg:font-family="'Gentium Book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25in" fo:margin-bottom="1.25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6:55:59.440429917</meta:creation-date>
    <dc:date>2016-09-20T07:51:00.142719227</dc:date>
    <meta:editing-duration>PT43M17S</meta:editing-duration>
    <meta:editing-cycles>6</meta:editing-cycles>
    <meta:generator>LibreOffice/5.1.4.2$Linux_X86_64 LibreOffice_project/10m0$Build-2</meta:generator>
    <meta:document-statistic meta:table-count="0" meta:image-count="0" meta:object-count="0" meta:page-count="1" meta:paragraph-count="7" meta:word-count="191" meta:character-count="1214" meta:non-whitespace-character-count="1030"/>
  </office:meta>
</office:document-meta>
</file>